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solid" svg:stroke-width="0.026cm" svg:stroke-color="#4d4d4d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dash" draw:stroke-dash="Dash_20_1" svg:stroke-width="0.044cm" svg:stroke-color="#333333" draw:stroke-linejoin="miter" draw:fill="solid" draw:fill-color="#1c1c1c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min-height="0.319cm" fo:min-width="0.557cm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dash" draw:stroke-dash="Dash_20_2" svg:stroke-width="0.026cm" svg:stroke-color="#1c1c1c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4" style:family="paragraph">
      <style:paragraph-properties fo:margin-left="0cm" fo:margin-right="0cm" fo:line-height="100%" text:enable-numbering="false" fo:text-indent="0cm" style:punctuation-wrap="hanging" style:line-break="strict" style:writing-mode="lr-tb"/>
    </style:style>
    <style:style style:name="P5" style:family="paragraph">
      <style:paragraph-properties fo:margin-left="0.6cm" fo:margin-right="0cm" fo:text-indent="-0.6cm"/>
    </style:style>
    <style:style style:name="T1" style:family="text">
      <style:text-properties fo:color="#ffffff" fo:font-size="8pt" fo:language="en" fo:country="GB" style:font-size-asian="8pt" style:font-size-complex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1" draw:layer="layout" svg:width="0.6cm" svg:height="0.6cm" svg:x="7.898cm" svg:y="3.6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498cm" svg:y1="3.932cm" svg:x2="9.499cm" svg:y2="3.932cm">
          <text:p/>
        </draw:line>
        <draw:custom-shape draw:style-name="gr1" draw:text-style-name="P1" draw:layer="layout" svg:width="0.599cm" svg:height="0.6cm" svg:x="9.499cm" svg:y="3.6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103cm" svg:y1="3.932cm" svg:x2="11.104cm" svg:y2="3.932cm">
          <text:p/>
        </draw:line>
        <draw:custom-shape draw:style-name="gr1" draw:text-style-name="P1" draw:layer="layout" svg:width="0.599cm" svg:height="0.6cm" svg:x="11.104cm" svg:y="3.6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098cm" svg:y1="3.626cm" svg:x2="11.064cm" svg:y2="2.664cm">
          <text:p/>
        </draw:line>
        <draw:custom-shape draw:style-name="gr3" draw:text-style-name="P1" draw:layer="layout" svg:width="0.599cm" svg:height="0.6cm" svg:x="11.104cm" svg:y="2.3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cm" svg:height="0.599cm" svg:x="9.504cm" svg:y="5.2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057cm" svg:height="0.579cm" svg:x="9.266cm" svg:y="5.271cm">
          <text:p text:style-name="P3"><text:span text:style-name="T1">STA</text:span></text:p>
          <draw:enhanced-geometry svg:viewBox="0 0 21600 21600" draw:type="mso-spt202" draw:enhanced-path="M 0 0 L 21600 0 21600 21600 0 21600 0 0 Z N"/>
        </draw:custom-shape>
        <draw:line draw:style-name="gr6" draw:text-style-name="P2" draw:layer="layout" svg:x1="9.8cm" svg:y1="4.239cm" svg:x2="9.804cm" svg:y2="5.24cm">
          <text:p/>
        </draw:line>
        <presentation:notes draw:style-name="dp2">
          <draw:page-thumbnail draw:style-name="gr7" draw:layer="layout" svg:width="14.848cm" svg:height="11.135cm" svg:x="3.07cm" svg:y="2.257cm" draw:page-number="1" presentation:class="page"/>
          <draw:frame presentation:style-name="pr1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1" draw:display-name="Dash 1" draw:style="rect" draw:dots1="1" draw:dots1-length="0.044cm" draw:distance="0.044cm"/>
    <draw:stroke-dash draw:name="Dash_20_2" draw:display-name="Dash 2" draw:style="rect" draw:dots2="1" draw:dots2-length="0.104cm" draw:distance="0.07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pitch-asian="variable" style:font-size-asian="24pt" style:language-asian="none" style:country-asian="none" style:font-family-complex="'Albany AMT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'Albany AMT'" style:font-pitch-asian="variable" style:font-size-asian="44pt" style:font-style-asian="normal" style:font-weight-asian="normal" style:font-family-complex="'Albany AMT'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pitch-asian="variable" style:font-size-asian="20pt" style:font-style-asian="normal" style:font-weight-asian="normal" style:font-family-complex="'Albany AMT'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&lt;Nummer&gt;</text:page-number></text:span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4-23T16:44:45</meta:creation-date>
    <dc:date>2007-06-08T12:31:21</dc:date>
    <dc:language>de-DE</dc:language>
    <meta:editing-cycles>3</meta:editing-cycles>
    <meta:editing-duration>PT9M15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